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ff6d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10" office:value-type="string" calcext:value-type="string">
            <text:p>pubblicato</text:p>
          </table:table-cell>
          <table:table-cell table:number-columns-repeated="2"/>
          <table:table-cell table:style-name="ce11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ow to create newsworthy content</text:p>
          </table:table-cell>
          <table:table-cell table:number-columns-repeated="4"/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mail marketing success: How to grow your email list</text:p>
          </table:table-cell>
          <table:table-cell/>
          <table:table-cell office:value-type="string" calcext:value-type="string">
            <text:p>best-ways-grow-email-list</text:p>
          </table:table-cell>
          <table:table-cell table:number-columns-repeated="2"/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0:52:15.57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6T13:49:33.121000000</dc:date>
    <meta:editing-duration>PT5H58M24S</meta:editing-duration>
    <meta:editing-cycles>11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